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eef26" style:font-size-asian="12pt" style:font-size-complex="12pt"/>
    </style:style>
    <style:style style:name="P2" style:family="paragraph" style:parent-style-name="Title">
      <style:text-properties fo:font-size="22pt" officeooo:paragraph-rsid="000eef26" style:font-size-asian="22pt" style:font-size-complex="22pt"/>
    </style:style>
    <style:style style:name="P3" style:family="paragraph" style:parent-style-name="Heading_20_1">
      <style:text-properties officeooo:paragraph-rsid="000eef26"/>
    </style:style>
    <style:style style:name="T1" style:family="text">
      <style:text-properties officeooo:rsid="000fb30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ef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DITIONS D'UTILISATION DE <text:span text:style-name="T3">OSTREAM</text:span></text:p>
      <text:p text:style-name="P1"/>
      <text:h text:style-name="P3" text:outline-level="1">Article I – Définitions</text:h>
      <text:p text:style-name="P1">Visiteur : tout professionnel ou personne physique capable au sens des articles et suivants du</text:p>
      <text:p text:style-name="P1">Code civil, ou personne morale, qui visite le Site objet des présentes conditions générales.</text:p>
      <text:p text:style-name="P1">Prestations et Services : <text:span text:style-name="T2">https://ostream.online/</text:span> met à disposition des Clients.</text:p>
      <text:p text:style-name="P1">Contenu : Ensemble des éléments constituants l’information présente sur le Site, notamment</text:p>
      <text:p text:style-name="P1">textes – images – vidéos.</text:p>
      <text:p text:style-name="P1">Informations clients : Ci après dénommé « Information (s) » qui correspondent à l’ensemble des</text:p>
      <text:p text:style-name="P1">données personnelles susceptibles d’être détenues par https://devtime.eu/ pour la gestion de</text:p>
      <text:p text:style-name="P1">votre compte, de la gestion de la relation client et à des fins d’analyses et de statistiques.</text:p>
      <text:p text:style-name="P1">Utilisateur : Internaute se connectant, utilisant le site.</text:p>
      <text:p text:style-name="P1">Informations personnelles : « Les informations qui permettent, sous quelque forme que ce soit,</text:p>
      <text:p text:style-name="P1">directement ou non, l'identification des personnes physiques auxquelles elles s'appliquent »</text:p>
      <text:p text:style-name="P1">(article 4 de la loi n° 78-17 du 6 janvier 1978). Les termes « données à caractère personnel », «</text:p>
      <text:p text:style-name="P1">personne concernée », « sous traitant » et « données sensibles » ont le sens défini par le</text:p>
      <text:p text:style-name="P1">Règlement Général sur la Protection des Données (RGPD : n° 2016679)</text:p>
      <text:p text:style-name="P1"/>
      <text:h text:style-name="P3" text:outline-level="1">Article II- Présentation du site internet.</text:h>
      <text:p text:style-name="P1">En vertu de l'article 6 de la loi n° 2004-575 du 21 juin 2004 pour la confiance dans l'économie</text:p>
      <text:p text:style-name="P1">numérique, il est précisé aux utilisateurs du site internet OStream l'identité des différents</text:p>
      <text:p text:style-name="P1">intervenants dans le cadre de sa réalisation et de son suivi:</text:p>
      <text:p text:style-name="P1">Propriétaire : <text:span text:style-name="T3">Hugo L.</text:span></text:p>
      <text:p text:style-name="P1">Responsable publication : <text:span text:style-name="T3">OStream</text:span> – contact@<text:span text:style-name="T3">ostream.online</text:span></text:p>
      <text:p text:style-name="P1">Le responsable publication est une personne physique ou une personne morale.</text:p>
      <text:p text:style-name="P1">Hébergeur : Contabo – https://contabo.com/ 81549 Munich Aschauer Straße 32a</text:p>
      <text:p text:style-name="P1">Délégué à la protection des données : <text:span text:style-name="T3">OStream</text:span> – contact@<text:span text:style-name="T3">ostream.online</text:span></text:p>
      <text:p text:style-name="P1"/>
      <text:h text:style-name="P3" text:outline-level="1">Article III – Les données</text:h>
      <text:p text:style-name="P1">OStream protège toute vos données via des bases de données. Les mots de passes sont</text:p>
      <text:p text:style-name="P1">encodés. De plus OStream collecte certaines données comme:</text:p>
      <text:p text:style-name="P1">- <text:span text:style-name="T1">Nom &amp; prénom (pour facturation)</text:span></text:p>
      <text:p text:style-name="P1">- Email (pour <text:span text:style-name="T3">la connexion</text:span>)</text:p>
      <text:p text:style-name="P1">- Pseudonyme</text:p>
      <text:p text:style-name="P1">De plus, OStream s’interdit de traiter*, héberger* ou transférer* les Informations collectées sur</text:p>
      <text:p text:style-name="P1">ses utilisateurs vers un pays situé en dehors de l’Union européenne ou reconnu comme « non</text:p>
      <text:p text:style-name="P1">adéquat » par la commission européenne sans en informer préalablement l'utilisateur. Pour autant,</text:p>
      <text:p text:style-name="P1">OStream reste libre du choix de ses soustraitants techniques et commerciaux à la condition qu’il</text:p>
      <text:p text:style-name="P1">présentent les garanties suffisantes au regard des exigences du Règlement Général sur la</text:p>
      <text:p text:style-name="P1">Protection des Données (RGPD : n° 2016-679). OStream s’engage à prendre toutes les</text:p>
      <text:p text:style-name="P1">précautions nécessaires afin de préserver la sécurité des Informations et notamment qu’elles ne</text:p>
      <text:p text:style-name="P1">soient pas communiquées à des personnes non autorisées. Cependant, si un incident impactant</text:p>
      <text:p text:style-name="P1">l’intégrité ou la confidentialité des Informations du Client est portée à la connaissance de Dev-</text:p>
      <text:p text:style-name="P1">Time, celle-ci devra dans les meilleurs délais informer le Client et lui communiquer les mesures de</text:p>
      <text:p text:style-name="P1">corrections prises. Par ailleurs OStream ne collecte aucune « données sensibles ». Les Données</text:p>
      <text:p text:style-name="P1"><text:soft-page-break/>Personnelles de l’Utilisateur peuvent être traitées par des filiales de OStream et des sous-</text:p>
      <text:p text:style-name="P1">traitants (prestataires de services), exclusivement afin de réaliser les finalités de la présente</text:p>
      <text:p text:style-name="P1">politique. Dans la limite de leurs attributions respectives et pour les finalités rappelées ci-dessus,</text:p>
      <text:p text:style-name="P1">les principales personnes susceptibles d’avoir accès aux données des Utilisateurs de OStream</text:p>
      <text:p text:style-name="P1">sont principalement les agents de notre service client.</text:p>
      <text:p text:style-name="P1">Remarque:</text:p>
      <text:p text:style-name="P1">*: Cela ne concerne pas les API au<text:span text:style-name="T3">x</text:span>quelles certaines données peuvent être récupéré via une</text:p>
      <text:p text:style-name="P1">application !</text:p>
      <text:p text:style-name="P1"/>
      <text:h text:style-name="P3" text:outline-level="1">Article IV – Liens hypertextes « cookies » et balises (“tags”)</text:h>
      <text:p text:style-name="P1">Le site OStream contient un certain nombre de liens hypertextes vers d’autres sites, mis en</text:p>
      <text:p text:style-name="P1">place avec l’autorisation des utilisateurs. Cependant, OStream n’a pas la possibilité de vérifier le</text:p>
      <text:p text:style-name="P1">contenu des sites ainsi visités, et n’assumera en conséquence aucune responsabilité de ce fait.</text:p>
      <text:p text:style-name="P1">Sauf si vous décidez de désactiver les cookies, vous acceptez que le site puisse les utiliser. Vous</text:p>
      <text:p text:style-name="P1">pouvez à tout moment désactiver ces cookies et ce gratuitement à partir des possibilités de</text:p>
      <text:p text:style-name="P1">désactivation qui vous sont offertes et rappelées ci-après, sachant que cela peut réduire ou</text:p>
      <text:p text:style-name="P1">empêcher l’accessibilité à tout ou partie des Services proposés par le site.</text:p>
      <text:p text:style-name="P1"/>
      <text:h text:style-name="P3" text:outline-level="1">Article V – Contenus</text:h>
      <text:p text:style-name="P1">Chaque utilisateur est responsable du contenu publié depuis son compte. Si l'utilisateur ne</text:p>
      <text:p text:style-name="P1">respecte pas le règlement imposé par OStream, ainsi que celles de l'Union Européenne, il peut y</text:p>
      <text:p text:style-name="P1">avoir de lourde conséquence.</text:p>
      <text:p text:style-name="P1"/>
      <text:h text:style-name="P3" text:outline-level="1">Article VI – Newsletters</text:h>
      <text:p text:style-name="P1">Lors de votre inscription sur OStream, vous acceptez automatiquement de recevoir les</text:p>
      <text:p text:style-name="P1">newsletters provenant de nous même directement. Il est possible de désactiver les newsletters</text:p>
      <text:p text:style-name="P1">de votre compte OStream, pour cela, il faut que vous vous connectez à votre compte, et se</text:p>
      <text:p text:style-name="P1">rendre dans les paramètres du compte pour désactiver les newsletters. Il faut savoir que les</text:p>
      <text:p text:style-name="P1">newsletters ne sont pas envoyé en “boucle” ce qui veut dire que vous allez recevoir pleins de</text:p>
      <text:p text:style-name="P1">newsletters provenant de OStream. Vous recevrez les newsletters régulièrement (varie entre 2 à</text:p>
      <text:p text:style-name="P1">10 par mois maximum).</text:p>
      <text:p text:style-name="P1"/>
      <text:h text:style-name="P3" text:outline-level="1">Article VII – Suppression de ses données</text:h>
      <text:p text:style-name="P1">Sur OStream, pour supprimer vos données, vous devez passer par un <text:span text:style-name="T3">message email</text:span>, pour nous dire pourquoi, vous souhaitez supprimer votre Compte. De plus, nous laissons</text:p>
      <text:p text:style-name="P1">jusqu'à 31j (1 mois), vos données afin de réactiver votre compte en cas d'erreur de votre part. Une</text:p>
      <text:p text:style-name="P1">fois la date limite, plus aucune informations ne sera disponible sur OStrea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20:16:06.816000000</meta:creation-date>
    <dc:date>2022-11-24T20:32:58.026000000</dc:date>
    <meta:editing-duration>PT13M15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74" meta:word-count="849" meta:character-count="5536" meta:non-whitespace-character-count="4750"/>
  </office:meta>
</office:document-meta>
</file>